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D00000042AF8DCE002EEE39E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3.096cm"/>
    </style:style>
    <style:style style:name="Таблица2.B" style:family="table-column">
      <style:table-column-properties style:column-width="0.9cm"/>
    </style:style>
    <style:style style:name="Таблица2.D" style:family="table-column">
      <style:table-column-properties style:column-width="0.714cm"/>
    </style:style>
    <style:style style:name="Таблица2.E" style:family="table-column">
      <style:table-column-properties style:column-width="1.879cm"/>
    </style:style>
    <style:style style:name="Таблица2.F" style:family="table-column">
      <style:table-column-properties style:column-width="1.799cm"/>
    </style:style>
    <style:style style:name="Таблица2.G" style:family="table-column">
      <style:table-column-properties style:column-width="1.323cm"/>
    </style:style>
    <style:style style:name="Таблица2.H" style:family="table-column">
      <style:table-column-properties style:column-width="1.588cm"/>
    </style:style>
    <style:style style:name="Таблица2.I" style:family="table-column">
      <style:table-column-properties style:column-width="1.614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4" style:family="table-row">
      <style:table-row-properties style:min-row-height="0.665cm"/>
    </style:style>
    <style:style style:name="Таблица3" style:family="table">
      <style:table-properties style:width="7.594cm" table:align="left"/>
    </style:style>
    <style:style style:name="Таблица3.A" style:family="table-column">
      <style:table-column-properties style:column-width="1.296cm"/>
    </style:style>
    <style:style style:name="Таблица3.C" style:family="table-column">
      <style:table-column-properties style:column-width="5.001cm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4" style:family="table-cell">
      <style:table-cell-properties fo:padding="0.097cm" fo:border-left="0.05pt solid #000000" fo:border-right="none" fo:border-top="none" fo:border-bottom="0.05pt solid #000000"/>
    </style:style>
    <style:style style:name="Таблица4" style:family="table">
      <style:table-properties style:width="6.297cm" table:align="left"/>
    </style:style>
    <style:style style:name="Таблица4.A" style:family="table-column">
      <style:table-column-properties style:column-width="1.296cm"/>
    </style:style>
    <style:style style:name="Таблица4.C" style:family="table-column">
      <style:table-column-properties style:column-width="3.704cm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1d8cee" officeooo:paragraph-rsid="0017aeff"/>
    </style:style>
    <style:style style:name="P2" style:family="paragraph" style:parent-style-name="Standard">
      <style:paragraph-properties fo:text-align="start" style:justify-single-word="false"/>
      <style:text-properties fo:language="ru" fo:country="RU" fo:font-weight="bold" officeooo:rsid="00063629" officeooo:paragraph-rsid="0018044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paragraph-rsid="0018b062"/>
    </style:style>
    <style:style style:name="P4" style:family="paragraph" style:parent-style-name="Standard">
      <style:text-properties fo:language="ru" fo:country="RU" officeooo:paragraph-rsid="0018b062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d8cee" officeooo:paragraph-rsid="0017aeff"/>
    </style:style>
    <style:style style:name="P6" style:family="paragraph" style:parent-style-name="Standard">
      <style:paragraph-properties fo:text-align="center" style:justify-single-word="false"/>
      <style:text-properties fo:language="en" fo:country="US" officeooo:rsid="00067cb1" officeooo:paragraph-rsid="0017aeff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rsid="0017aeff" officeooo:paragraph-rsid="0017aeff"/>
    </style:style>
    <style:style style:name="P9" style:family="paragraph" style:parent-style-name="Table_20_Contents">
      <style:paragraph-properties fo:text-align="start" style:justify-single-word="false"/>
      <style:text-properties fo:language="en" fo:country="US" officeooo:rsid="0017aeff" officeooo:paragraph-rsid="0017aeff"/>
    </style:style>
    <style:style style:name="P10" style:family="paragraph" style:parent-style-name="Table_20_Contents">
      <style:paragraph-properties fo:text-align="start" style:justify-single-word="false"/>
      <style:text-properties fo:language="en" fo:country="US" officeooo:rsid="00180447" officeooo:paragraph-rsid="00180447"/>
    </style:style>
    <style:style style:name="P11" style:family="paragraph" style:parent-style-name="Table_20_Contents">
      <style:paragraph-properties fo:text-align="start" style:justify-single-word="false"/>
      <style:text-properties fo:language="ru" fo:country="RU" officeooo:rsid="0017aeff" officeooo:paragraph-rsid="0017aeff"/>
    </style:style>
    <style:style style:name="P12" style:family="paragraph" style:parent-style-name="Table_20_Contents">
      <style:paragraph-properties fo:text-align="start" style:justify-single-word="false"/>
      <style:text-properties fo:language="ru" fo:country="RU" officeooo:rsid="0018b062" officeooo:paragraph-rsid="0018b062"/>
    </style:style>
    <style:style style:name="P13" style:family="paragraph" style:parent-style-name="Table_20_Contents">
      <style:paragraph-properties fo:text-align="start" style:justify-single-word="false"/>
      <style:text-properties officeooo:rsid="0018b062" officeooo:paragraph-rsid="0018b062"/>
    </style:style>
    <style:style style:name="P14" style:family="paragraph" style:parent-style-name="Text_20_body">
      <style:paragraph-properties fo:text-align="end" style:justify-single-word="false"/>
      <style:text-properties fo:language="ru" fo:country="RU" officeooo:rsid="001f3db9" officeooo:paragraph-rsid="0017aeff"/>
    </style:style>
    <style:style style:name="P15" style:family="paragraph" style:parent-style-name="Text_20_body">
      <style:paragraph-properties fo:text-align="start" style:justify-single-word="false"/>
      <style:text-properties fo:language="ru" fo:country="RU" officeooo:rsid="0017aeff" officeooo:paragraph-rsid="0017aeff"/>
    </style:style>
    <style:style style:name="P16" style:family="paragraph" style:parent-style-name="Text_20_body">
      <style:paragraph-properties fo:text-align="start" style:justify-single-word="false"/>
      <style:text-properties fo:language="ru" fo:country="RU" fo:font-weight="bold" officeooo:rsid="00067cb1" officeooo:paragraph-rsid="00180447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7aeff"/>
    </style:style>
    <style:style style:name="T1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/>
    </style:style>
    <style:style style:name="T2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050bcf"/>
    </style:style>
    <style:style style:name="T3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7aeff"/>
    </style:style>
    <style:style style:name="T4" style:family="text">
      <style:text-properties officeooo:rsid="0017aeff"/>
    </style:style>
    <style:style style:name="T5" style:family="text">
      <style:text-properties officeooo:rsid="001359d3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8b06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Санкт-Петербургский государственный университет телекоммуникаций им. Профессора М.А. Бонч-Бруевич</text:p>
      <text:p text:style-name="P17">Факультет ИКСС</text:p>
      <text:p text:style-name="P1"/>
      <text:p text:style-name="P1"/>
      <text:p text:style-name="P1"/>
      <text:p text:style-name="P1"/>
      <text:p text:style-name="P1"/>
      <text:p text:style-name="P5">Отчёт по лабораторной работе №<text:span text:style-name="T4">8</text:span></text:p>
      <text:p text:style-name="P6"><text:span text:style-name="T2">О</text:span><text:span text:style-name="T1">бработка </text:span><text:span text:style-name="T3">двумерных</text:span><text:span text:style-name="T1"> массивов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>Выполнил:</text:p>
      <text:p text:style-name="P14">студент группы ИКПИ-12</text:p>
      <text:p text:style-name="P14">Межуев Р.А</text:p>
      <text:p text:style-name="P14"/>
      <text:p text:style-name="P14"/>
      <text:p text:style-name="P14"/>
      <text:p text:style-name="P14"/>
      <text:p text:style-name="P15"><text:soft-page-break/>Постановка задачи:</text:p>
      <text:p text:style-name="P15"><draw:frame draw:style-name="fr1" draw:name="Изображение1" text:anchor-type="char" svg:width="15.161cm" svg:height="1.746cm" draw:z-index="0"><draw:image xlink:href="Pictures/100000000000023D00000042AF8DCE002EEE39EF.png" xlink:type="simple" xlink:show="embed" xlink:actuate="onLoad" draw:mime-type="image/png"/></draw:frame>таблица идентификаторов:</text:p>
      <table:table table:name="Таблица1" table:style-name="Таблица1">
        <table:table-column table:style-name="Таблица1.A" table:number-columns-repeated="3"/>
        <table:table-row table:style-name="TableLine2075559672848">
          <table:table-cell table:style-name="Таблица1.A1" office:value-type="string">
            <text:p text:style-name="P8">Обозначение в задаче</text:p>
          </table:table-cell>
          <table:table-cell table:style-name="Таблица1.A1" office:value-type="string">
            <text:p text:style-name="P8">Идентификатор</text:p>
          </table:table-cell>
          <table:table-cell table:style-name="Таблица1.C1" office:value-type="string">
            <text:p text:style-name="P8">Назначение</text:p>
          </table:table-cell>
        </table:table-row>
        <table:table-row table:style-name="TableLine2075559672848">
          <table:table-cell table:style-name="Таблица1.A2" office:value-type="string">
            <text:p text:style-name="P9">n</text:p>
          </table:table-cell>
          <table:table-cell table:style-name="Таблица1.A2" office:value-type="string">
            <text:p text:style-name="P9">N</text:p>
          </table:table-cell>
          <table:table-cell table:style-name="Таблица1.C2" office:value-type="string">
            <text:p text:style-name="P11">Количество строк </text:p>
          </table:table-cell>
        </table:table-row>
        <table:table-row table:style-name="TableLine2075559672848">
          <table:table-cell table:style-name="Таблица1.A2" office:value-type="string">
            <text:p text:style-name="P9">m</text:p>
          </table:table-cell>
          <table:table-cell table:style-name="Таблица1.A2" office:value-type="string">
            <text:p text:style-name="P9">M</text:p>
          </table:table-cell>
          <table:table-cell table:style-name="Таблица1.C2" office:value-type="string">
            <text:p text:style-name="P8">Количество столбцов</text:p>
          </table:table-cell>
        </table:table-row>
        <table:table-row table:style-name="TableLine2075559672848">
          <table:table-cell table:style-name="Таблица1.A2" office:value-type="string">
            <text:p text:style-name="P9">i</text:p>
          </table:table-cell>
          <table:table-cell table:style-name="Таблица1.A2" office:value-type="string">
            <text:p text:style-name="P9">I</text:p>
          </table:table-cell>
          <table:table-cell table:style-name="Таблица1.C2" office:value-type="string">
            <text:p text:style-name="P8">счётчик</text:p>
          </table:table-cell>
        </table:table-row>
        <table:table-row table:style-name="TableLine2075559672848">
          <table:table-cell table:style-name="Таблица1.A2" office:value-type="string">
            <text:p text:style-name="P9">h</text:p>
          </table:table-cell>
          <table:table-cell table:style-name="Таблица1.A2" office:value-type="string">
            <text:p text:style-name="P9">H</text:p>
          </table:table-cell>
          <table:table-cell table:style-name="Таблица1.C2" office:value-type="string">
            <text:p text:style-name="P11">счётчик</text:p>
          </table:table-cell>
        </table:table-row>
        <table:table-row table:style-name="TableLine2075559672848">
          <table:table-cell table:style-name="Таблица1.A2" office:value-type="string">
            <text:p text:style-name="P9">c</text:p>
          </table:table-cell>
          <table:table-cell table:style-name="Таблица1.A2" office:value-type="string">
            <text:p text:style-name="P9">C</text:p>
          </table:table-cell>
          <table:table-cell table:style-name="Таблица1.C2" office:value-type="string">
            <text:p text:style-name="P8">счётчик</text:p>
          </table:table-cell>
        </table:table-row>
        <table:table-row table:style-name="TableLine2075559672848">
          <table:table-cell table:style-name="Таблица1.A2" office:value-type="string">
            <text:p text:style-name="P9">y</text:p>
          </table:table-cell>
          <table:table-cell table:style-name="Таблица1.A2" office:value-type="string">
            <text:p text:style-name="P9">Y</text:p>
          </table:table-cell>
          <table:table-cell table:style-name="Таблица1.C2" office:value-type="string">
            <text:p text:style-name="P8">Результат</text:p>
          </table:table-cell>
        </table:table-row>
        <table:table-row table:style-name="TableLine2075559672848">
          <table:table-cell table:style-name="Таблица1.A2" office:value-type="string">
            <text:p text:style-name="P9">z</text:p>
          </table:table-cell>
          <table:table-cell table:style-name="Таблица1.A2" office:value-type="string">
            <text:p text:style-name="P9">Z</text:p>
          </table:table-cell>
          <table:table-cell table:style-name="Таблица1.C2" office:value-type="string">
            <text:p text:style-name="P8">сумма</text:p>
          </table:table-cell>
        </table:table-row>
        <table:table-row table:style-name="TableLine2075559672848">
          <table:table-cell table:style-name="Таблица1.A2" office:value-type="string">
            <text:p text:style-name="P9">A[5][5]</text:p>
          </table:table-cell>
          <table:table-cell table:style-name="Таблица1.A2" office:value-type="string">
            <text:p text:style-name="P9">A[5][5]</text:p>
          </table:table-cell>
          <table:table-cell table:style-name="Таблица1.C2" office:value-type="string">
            <text:p text:style-name="P8">Массив</text:p>
          </table:table-cell>
        </table:table-row>
        <table:table-row table:style-name="TableLine2075559672848">
          <table:table-cell table:style-name="Таблица1.A2" office:value-type="string">
            <text:p text:style-name="P9">array1[5][5]</text:p>
          </table:table-cell>
          <table:table-cell table:style-name="Таблица1.A2" office:value-type="string">
            <text:p text:style-name="P9">array1[5][5]</text:p>
          </table:table-cell>
          <table:table-cell table:style-name="Таблица1.C2" office:value-type="string">
            <text:p text:style-name="P8">Вспомогательное значение</text:p>
          </table:table-cell>
        </table:table-row>
      </table:table>
      <text:p text:style-name="P15"/>
      <text:p text:style-name="P15">таблица вычислений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H"/>
        <table:table-column table:style-name="Таблица2.I"/>
        <table:table-row table:style-name="TableLine2075558610816">
          <table:table-cell table:style-name="Таблица2.A1" table:number-rows-spanned="3" office:value-type="string">
            <text:p text:style-name="P8">Назначение набора данных</text:p>
          </table:table-cell>
          <table:table-cell table:style-name="Таблица2.A1" table:number-columns-spanned="2" office:value-type="string">
            <text:p text:style-name="P8">Набор данных</text:p>
          </table:table-cell>
          <table:covered-table-cell/>
          <table:table-cell table:style-name="Таблица2.D1" table:number-columns-spanned="8" office:value-type="string">
            <text:p text:style-name="P8">Результат вычислен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075558610816">
          <table:covered-table-cell table:style-name="Таблица2.A2"/>
          <table:table-cell table:style-name="Таблица2.A2" table:number-rows-spanned="2" office:value-type="string">
            <text:p text:style-name="P9">n</text:p>
          </table:table-cell>
          <table:table-cell table:style-name="Таблица2.A2" table:number-rows-spanned="2" office:value-type="string">
            <text:p text:style-name="P9">m</text:p>
          </table:table-cell>
          <table:table-cell table:style-name="Таблица2.A2" table:number-columns-spanned="4" office:value-type="string">
            <text:p text:style-name="P11">Ручных</text:p>
          </table:table-cell>
          <table:covered-table-cell/>
          <table:covered-table-cell/>
          <table:covered-table-cell/>
          <table:table-cell table:style-name="Таблица2.H2" table:number-columns-spanned="4" office:value-type="string">
            <text:p text:style-name="P8">Машинных</text:p>
          </table:table-cell>
          <table:covered-table-cell/>
          <table:covered-table-cell/>
          <table:covered-table-cell/>
        </table:table-row>
        <table:table-row table:style-name="TableLine2075558610816">
          <table:covered-table-cell table:style-name="Таблица2.A2"/>
          <table:covered-table-cell table:style-name="Таблица2.A2"/>
          <table:covered-table-cell table:style-name="Таблица2.A2"/>
          <table:table-cell table:style-name="Таблица2.A2" table:number-columns-spanned="4" office:value-type="string">
            <text:p text:style-name="P10">y</text:p>
          </table:table-cell>
          <table:covered-table-cell/>
          <table:covered-table-cell/>
          <table:covered-table-cell/>
          <table:table-cell table:style-name="Таблица2.H2" table:number-columns-spanned="4" office:value-type="string">
            <text:p text:style-name="P10">y</text:p>
          </table:table-cell>
          <table:covered-table-cell/>
          <table:covered-table-cell/>
          <table:covered-table-cell/>
        </table:table-row>
        <table:table-row table:style-name="Таблица2.4">
          <table:table-cell table:style-name="Таблица2.A2" office:value-type="string">
            <text:p text:style-name="P8">Контрольный</text:p>
          </table:table-cell>
          <table:table-cell table:style-name="Таблица2.A2" office:value-type="string">
            <text:p text:style-name="P9">2</text:p>
          </table:table-cell>
          <table:table-cell table:style-name="Таблица2.A2" office:value-type="string">
            <text:p text:style-name="P9">2</text:p>
          </table:table-cell>
          <table:table-cell table:style-name="Таблица2.A2" table:number-columns-spanned="2" office:value-type="string">
            <text:p text:style-name="P10">45</text:p>
          </table:table-cell>
          <table:covered-table-cell/>
          <table:table-cell table:style-name="Таблица2.A2" table:number-columns-spanned="2" office:value-type="string">
            <text:p text:style-name="P10">43.5</text:p>
          </table:table-cell>
          <table:covered-table-cell/>
          <table:table-cell table:style-name="Таблица2.A2" table:number-columns-spanned="2" office:value-type="string">
            <text:p text:style-name="P10">45.000</text:p>
            <text:p text:style-name="P10"/>
          </table:table-cell>
          <table:covered-table-cell/>
          <table:table-cell table:style-name="Таблица2.H2" table:number-columns-spanned="2" office:value-type="string">
            <text:p text:style-name="P10">43.500</text:p>
          </table:table-cell>
          <table:covered-table-cell/>
        </table:table-row>
        <table:table-row table:style-name="TableLine2075558610816">
          <table:table-cell table:style-name="Таблица2.A2" office:value-type="string">
            <text:p text:style-name="P8">Рабочий</text:p>
          </table:table-cell>
          <table:table-cell table:style-name="Таблица2.A2" office:value-type="string">
            <text:p text:style-name="P10">3</text:p>
          </table:table-cell>
          <table:table-cell table:style-name="Таблица2.A2" office:value-type="string">
            <text:p text:style-name="P10">4</text:p>
          </table:table-cell>
          <table:table-cell table:style-name="Таблица2.A2" office:value-type="string">
            <text:p text:style-name="P10">18</text:p>
          </table:table-cell>
          <table:table-cell table:style-name="Таблица2.A2" office:value-type="string">
            <text:p text:style-name="P10">13.66667</text:p>
          </table:table-cell>
          <table:table-cell table:style-name="Таблица2.A2" office:value-type="string">
            <text:p text:style-name="P10">29.33333</text:p>
          </table:table-cell>
          <table:table-cell table:style-name="Таблица2.A2" office:value-type="string">
            <text:p text:style-name="P10">6.66667</text:p>
          </table:table-cell>
          <table:table-cell table:style-name="Таблица2.A2" office:value-type="string">
            <text:p text:style-name="P10">18.000</text:p>
          </table:table-cell>
          <table:table-cell table:style-name="Таблица2.A2" office:value-type="string">
            <text:p text:style-name="P10">13.667</text:p>
          </table:table-cell>
          <table:table-cell table:style-name="Таблица2.A2" office:value-type="string">
            <text:p text:style-name="P10">29.333</text:p>
          </table:table-cell>
          <table:table-cell table:style-name="Таблица2.H2" office:value-type="string">
            <text:p text:style-name="P10">6.667</text:p>
          </table:table-cell>
        </table:table-row>
      </table:table>
      <text:p text:style-name="P15"/>
      <text:p text:style-name="P16"/>
      <text:p text:style-name="P16"/>
      <text:p text:style-name="P16"/>
      <text:p text:style-name="P16"/>
      <text:p text:style-name="P16"/>
      <text:p text:style-name="P16"><text:soft-page-break/>Код программы:</text:p>
      <text:p text:style-name="P4">#include &lt;stdio.h&gt;<text:line-break/>#include &lt;stdlib.h&gt;<text:line-break/>#include &lt;time.h&gt;<text:line-break/><text:line-break/><text:line-break/>int rando(int n, int m, float array1[5][5]){<text:line-break/> <text:s text:c="3"/>srand(time(NULL));<text:line-break/> <text:s text:c="3"/>for (int i = 0; i &lt; n; i++) {<text:line-break/> <text:s text:c="7"/>for (int j = 0; j&lt;m; j++) {<text:line-break/> <text:s text:c="11"/>array1[i][j] = rand()%50 -1;<text:line-break/> <text:s text:c="7"/>}<text:line-break/> <text:s text:c="3"/>}<text:line-break/> <text:s text:c="3"/>for (int i=0; i&lt;n; i++){<text:line-break/> <text:s text:c="7"/>for(int j=0; j&lt;m; j++)<text:line-break/> <text:s text:c="11"/>printf("%5.1f", array1[i][j]);<text:line-break/> <text:s text:c="11"/>printf("\n");<text:line-break/> <text:s text:c="3"/>}<text:line-break/>}<text:line-break/><text:line-break/>int array(int n,int m, float array1[5][5]) {<text:line-break/> <text:s text:c="3"/>int h, c;<text:line-break/> <text:s text:c="3"/>float y, z;<text:line-break/> <text:s text:c="3"/>for(c = 0; c&lt;m; c++) {<text:line-break/> <text:s text:c="7"/>z = 0;<text:line-break/> <text:s text:c="7"/>for (h = 0; h &lt; n; h++) {<text:line-break/> <text:s text:c="11"/>z = z + array1[h][c];<text:line-break/> <text:s text:c="7"/>}<text:line-break/> <text:s text:c="7"/>y = z / n;<text:line-break/> <text:s text:c="7"/>printf("konec= %6.3f ", y);<text:line-break/> <text:s text:c="3"/>}<text:line-break/> <text:s text:c="3"/>return 0;<text:line-break/>}<text:line-break/>int main() {<text:line-break/><text:line-break/> <text:s text:c="3"/>int n, m;<text:line-break/><text:line-break/> <text:s text:c="3"/>printf("n=");<text:line-break/> <text:s text:c="3"/>scanf("%d", &amp;n);<text:line-break/> <text:s text:c="3"/>printf("m=");<text:line-break/> <text:s text:c="3"/>scanf("%d", &amp;m);<text:line-break/> <text:s text:c="3"/>float A[5][5];<text:line-break/> <text:s text:c="3"/>rando(n,m, A);<text:line-break/> <text:s text:c="3"/>array(n,m, A);<text:line-break/> <text:s text:c="3"/>return 0;<text:line-break/>}<text:line-break/></text:p>
      <text:p text:style-name="P2"><text:soft-page-break/><text:span text:style-name="T5">Д</text:span>иаграмма <text:span text:style-name="T5">Н</text:span>асси-<text:span text:style-name="T5">Ш</text:span>нейдермана:</text:p>
      <table:table table:name="Таблица3" table:style-name="Таблица3">
        <table:table-column table:style-name="Таблица3.A" table:number-columns-repeated="2"/>
        <table:table-column table:style-name="Таблица3.C"/>
        <table:table-row table:style-name="TableLine2075451114576">
          <table:table-cell table:style-name="Таблица3.A1" table:number-columns-spanned="3" office:value-type="string">
            <text:p text:style-name="P13">Ввод <text:span text:style-name="T6">n, m, array1[n][m]</text:span></text:p>
          </table:table-cell>
          <table:covered-table-cell/>
          <table:covered-table-cell/>
        </table:table-row>
        <table:table-row table:style-name="TableLine2075451114576">
          <table:table-cell table:style-name="Таблица3.A2" table:number-columns-spanned="3" office:value-type="string">
            <text:p text:style-name="P3">srand(time(NULL))</text:p>
          </table:table-cell>
          <table:covered-table-cell/>
          <table:covered-table-cell/>
        </table:table-row>
        <table:table-row table:style-name="TableLine2075451114576">
          <table:table-cell table:style-name="Таблица3.A2" table:number-columns-spanned="3" office:value-type="string">
            <text:p text:style-name="P3">for (int i = 0; i &lt; n; i++)</text:p>
          </table:table-cell>
          <table:covered-table-cell/>
          <table:covered-table-cell/>
        </table:table-row>
        <table:table-row table:style-name="TableLine2075451114576">
          <table:table-cell table:style-name="Таблица3.A4" office:value-type="string">
            <text:p text:style-name="P7"/>
          </table:table-cell>
          <table:table-cell table:style-name="Таблица3.A2" table:number-columns-spanned="2" office:value-type="string">
            <text:p text:style-name="P3">for (int j = 0; j&lt;m; j++)</text:p>
          </table:table-cell>
          <table:covered-table-cell/>
        </table:table-row>
        <table:table-row table:style-name="TableLine2075451114576">
          <table:table-cell table:style-name="Таблица3.A4" table:number-columns-spanned="2" office:value-type="string">
            <text:p text:style-name="P7"/>
          </table:table-cell>
          <table:covered-table-cell/>
          <table:table-cell table:style-name="Таблица3.A2" office:value-type="string">
            <text:p text:style-name="P3">array1[i][j] = rand()%50 -1</text:p>
          </table:table-cell>
        </table:table-row>
        <table:table-row table:style-name="TableLine2075451114576">
          <table:table-cell table:style-name="Таблица3.A2" table:number-columns-spanned="3" office:value-type="string">
            <text:p text:style-name="P3">for (int i=0; i&lt;n; i++)</text:p>
          </table:table-cell>
          <table:covered-table-cell/>
          <table:covered-table-cell/>
        </table:table-row>
        <table:table-row table:style-name="TableLine2075451114576">
          <table:table-cell table:style-name="Таблица3.A4" office:value-type="string">
            <text:p text:style-name="P7"/>
          </table:table-cell>
          <table:table-cell table:style-name="Таблица3.A2" table:number-columns-spanned="2" office:value-type="string">
            <text:p text:style-name="P3">for (int i=0; i&lt;n; i++)</text:p>
          </table:table-cell>
          <table:covered-table-cell/>
        </table:table-row>
        <table:table-row table:style-name="TableLine2075451114576">
          <table:table-cell table:style-name="Таблица3.A4" table:number-columns-spanned="2" office:value-type="string">
            <text:p text:style-name="P7"/>
          </table:table-cell>
          <table:covered-table-cell/>
          <table:table-cell table:style-name="Таблица3.A2" office:value-type="string">
            <text:p text:style-name="P3">printf("%5.1f", array1[i][j])</text:p>
          </table:table-cell>
        </table:table-row>
        <table:table-row table:style-name="TableLine2075451114576">
          <table:table-cell table:style-name="Таблица3.A4" table:number-columns-spanned="2" office:value-type="string">
            <text:p text:style-name="P7"/>
          </table:table-cell>
          <table:covered-table-cell/>
          <table:table-cell table:style-name="Таблица3.A2" office:value-type="string">
            <text:p text:style-name="P3">printf("\n")</text:p>
          </table:table-cell>
        </table:table-row>
        <table:table-row table:style-name="TableLine2075451114576">
          <table:table-cell table:style-name="Таблица3.A2" table:number-columns-spanned="3" office:value-type="string">
            <text:p text:style-name="P12">Останов</text:p>
          </table:table-cell>
          <table:covered-table-cell/>
          <table:covered-table-cell/>
        </table:table-row>
      </table:table>
      <text:p text:style-name="P2"/>
      <table:table table:name="Таблица4" table:style-name="Таблица4">
        <table:table-column table:style-name="Таблица4.A" table:number-columns-repeated="2"/>
        <table:table-column table:style-name="Таблица4.C"/>
        <table:table-row table:style-name="TableLine2075557697968">
          <table:table-cell table:style-name="Таблица4.A1" table:number-columns-spanned="3" office:value-type="string">
            <text:p text:style-name="P13">Ввод <text:span text:style-name="T6">h, c, y, z, n, m, array1[5][5]</text:span></text:p>
          </table:table-cell>
          <table:covered-table-cell/>
          <table:covered-table-cell/>
        </table:table-row>
        <table:table-row table:style-name="TableLine2075557697968">
          <table:table-cell table:style-name="Таблица4.A2" table:number-columns-spanned="3" office:value-type="string">
            <text:p text:style-name="P3">for(c = 0; c&lt;m; c++)</text:p>
          </table:table-cell>
          <table:covered-table-cell/>
          <table:covered-table-cell/>
        </table:table-row>
        <table:table-row table:style-name="TableLine2075557697968">
          <table:table-cell table:style-name="Таблица4.A3" office:value-type="string">
            <text:p text:style-name="P7"/>
          </table:table-cell>
          <table:table-cell table:style-name="Таблица4.A2" table:number-columns-spanned="2" office:value-type="string">
            <text:p text:style-name="P3">z = 0</text:p>
          </table:table-cell>
          <table:covered-table-cell/>
        </table:table-row>
        <table:table-row table:style-name="TableLine2075557697968">
          <table:table-cell table:style-name="Таблица4.A3" office:value-type="string">
            <text:p text:style-name="P7"/>
          </table:table-cell>
          <table:table-cell table:style-name="Таблица4.A2" table:number-columns-spanned="2" office:value-type="string">
            <text:p text:style-name="P3"><text:s/>for (h = 0; h &lt; n; h++)</text:p>
          </table:table-cell>
          <table:covered-table-cell/>
        </table:table-row>
        <table:table-row table:style-name="TableLine2075557697968">
          <table:table-cell table:style-name="Таблица4.A3" table:number-columns-spanned="2" office:value-type="string">
            <text:p text:style-name="P7"/>
          </table:table-cell>
          <table:covered-table-cell/>
          <table:table-cell table:style-name="Таблица4.A2" office:value-type="string">
            <text:p text:style-name="P3"><text:s/>z = z + array1[h][c]</text:p>
          </table:table-cell>
        </table:table-row>
        <table:table-row table:style-name="TableLine2075557697968">
          <table:table-cell table:style-name="Таблица4.A3" office:value-type="string">
            <text:p text:style-name="P7"/>
          </table:table-cell>
          <table:table-cell table:style-name="Таблица4.A2" table:number-columns-spanned="2" office:value-type="string">
            <text:p text:style-name="P3">y = z / n</text:p>
          </table:table-cell>
          <table:covered-table-cell/>
        </table:table-row>
        <table:table-row table:style-name="TableLine2075557697968">
          <table:table-cell table:style-name="Таблица4.A3" office:value-type="string">
            <text:p text:style-name="P7"/>
          </table:table-cell>
          <table:table-cell table:style-name="Таблица4.A2" table:number-columns-spanned="2" office:value-type="string">
            <text:p text:style-name="P3">printf("konec= %6.3f ", y<text:span text:style-name="T7">)</text:span></text:p>
          </table:table-cell>
          <table:covered-table-cell/>
        </table:table-row>
        <table:table-row table:style-name="TableLine2075557697968">
          <table:table-cell table:style-name="Таблица4.A2" table:number-columns-spanned="3" office:value-type="string">
            <text:p text:style-name="P12">останов</text:p>
          </table:table-cell>
          <table:covered-table-cell/>
          <table:covered-table-cell/>
        </table:table-row>
      </table:table>
      <text:p text:style-name="P2"/>
      <table:table table:name="Таблица5" table:style-name="Таблица5">
        <table:table-column table:style-name="Таблица5.A"/>
        <table:table-row table:style-name="TableLine2075558637056">
          <table:table-cell table:style-name="Таблица5.A1" office:value-type="string">
            <text:p text:style-name="P13">Ввод <text:span text:style-name="T6">n, m, A[5][5]</text:span></text:p>
          </table:table-cell>
        </table:table-row>
        <table:table-row table:style-name="TableLine2075558637056">
          <table:table-cell table:style-name="Таблица5.A2" office:value-type="string">
            <text:p text:style-name="P3">rando(n,m, A)</text:p>
          </table:table-cell>
        </table:table-row>
        <table:table-row table:style-name="TableLine2075558637056">
          <table:table-cell table:style-name="Таблица5.A2" office:value-type="string">
            <text:p text:style-name="P3">array(n,m, A)</text:p>
          </table:table-cell>
        </table:table-row>
        <table:table-row table:style-name="TableLine2075558637056">
          <table:table-cell table:style-name="Таблица5.A2" office:value-type="string">
            <text:p text:style-name="P12">останов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3</text:page-number></text:p>
      </style:header>
      <style:header-first>
        <text:p text:style-name="Header"/>
      </style:header-first>
      <style:footer>
        <text:p text:style-name="Footer"><text:page-number text:select-page="current">3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1T22:34:58.125000000</dc:date>
    <meta:editing-duration>PT9M32S</meta:editing-duration>
    <meta:editing-cycles>1</meta:editing-cycles>
    <meta:document-statistic meta:table-count="5" meta:image-count="1" meta:object-count="0" meta:page-count="4" meta:paragraph-count="94" meta:word-count="312" meta:character-count="1928" meta:non-whitespace-character-count="1513"/>
    <meta:generator>LibreOffice/7.2.4.1$Windows_X86_64 LibreOffice_project/27d75539669ac387bb498e35313b970b7fe9c4f9</meta:generator>
  </office:meta>
</office:document-meta>
</file>